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4344468107295528" text:style-name="L1">
        <text:list-item>
          <text:p text:style-name="P1">plan</text:p>
          <text:list>
            <text:list-item>
              <text:p text:style-name="P1">intro</text:p>
            </text:list-item>
            <text:list-item>
              <text:p text:style-name="P1">HTML</text:p>
            </text:list-item>
            <text:list-item>
              <text:p text:style-name="P1">CSS</text:p>
            </text:list-item>
            <text:list-item>
              <text:p text:style-name="P1">PHP</text:p>
            </text:list-item>
            <text:list-item>
              <text:p text:style-name="P1">architecture</text:p>
            </text:list-item>
            <text:list-item>
              <text:p text:style-name="P1">propel</text:p>
            </text:list-item>
          </text:list>
        </text:list-item>
        <text:list-item>
          <text:p text:style-name="P1">intro</text:p>
          <text:list>
            <text:list-item>
              <text:p text:style-name="P1">prérequis : bases en</text:p>
              <text:list>
                <text:list-item>
                  <text:p text:style-name="P1">html</text:p>
                </text:list-item>
                <text:list-item>
                  <text:p text:style-name="P1">protocole http</text:p>
                </text:list-item>
                <text:list-item>
                  <text:p text:style-name="P1">serveur http : apache</text:p>
                </text:list-item>
                <text:list-item>
                  <text:p text:style-name="P1">client léger : navigateur web</text:p>
                </text:list-item>
                <text:list-item>
                  <text:p text:style-name="P1">minimum en javascript</text:p>
                </text:list-item>
                <text:list-item>
                  <text:p text:style-name="P1">conception de sites statiques</text:p>
                </text:list-item>
                <text:list-item>
                  <text:p text:style-name="P1">savoir chercher références langages sur internet (W3school etc)</text:p>
                </text:list-item>
              </text:list>
            </text:list-item>
            <text:list-item>
              <text:p text:style-name="P1">objectifs</text:p>
              <text:list>
                <text:list-item>
                  <text:p text:style-name="P1">programmation côté serveur PHP</text:p>
                </text:list-item>
                <text:list-item>
                  <text:p text:style-name="P1">dynamique d'application web : initialisation, saisie, traitements</text:p>
                </text:list-item>
                <text:list-item>
                  <text:p text:style-name="P1">technologies avancées : cookies sessions téléchargement etc</text:p>
                </text:list-item>
                <text:list-item>
                  <text:p text:style-name="P1">réalisation d'un projet</text:p>
                </text:list-item>
              </text:list>
            </text:list-item>
            <text:list-item>
              <text:p text:style-name="P1">HTTP et architecture web</text:p>
              <text:list>
                <text:list-item>
                  <text:p text:style-name="P1">web</text:p>
                  <text:list>
                    <text:list-item>
                      <text:p text:style-name="P1">formé de</text:p>
                      <text:list>
                        <text:list-item>
                          <text:p text:style-name="P1">protocole HTTP</text:p>
                        </text:list-item>
                        <text:list-item>
                          <text:p text:style-name="P1">adresses web (URL)</text:p>
                        </text:list-item>
                        <text:list-item>
                          <text:p text:style-name="P1">langage HTML</text:p>
                        </text:list-item>
                      </text:list>
                    </text:list-item>
                    <text:list-item>
                      <text:p text:style-name="P1">créé par tim berners lee</text:p>
                    </text:list-item>
                  </text:list>
                </text:list-item>
                <text:list-item>
                  <text:p text:style-name="P1">généralités sur HTTP</text:p>
                  <text:list>
                    <text:list-item>
                      <text:p text:style-name="P1">protocole de communication client serveur</text:p>
                    </text:list-item>
                    <text:list-item>
                      <text:p text:style-name="P1">utilise généralement le port 80</text:p>
                    </text:list-item>
                    <text:list-item>
                      <text:p text:style-name="P1">protocole non orienté connexion</text:p>
                    </text:list-item>
                  </text:list>
                </text:list-item>
                <text:list-item>
                  <text:p text:style-name="P1">principes de la communication client serveur grossièrement</text:p>
                  <text:list>
                    <text:list-item>
                      <text:p text:style-name="P1">le client envoie une requête au serveur</text:p>
                    </text:list-item>
                    <text:list-item>
                      <text:p text:style-name="P1">le serveur répond en envoyer généralement un fichier HTML</text:p>
                    </text:list-item>
                    <text:list-item>
                      <text:p text:style-name="P1">le client affiche la réponse (page web)</text:p>
                    </text:list-item>
                    <text:list-item>
                      <text:p text:style-name="P1">la page contient généralement des liens hypertextes / des formulaires</text:p>
                    </text:list-item>
                    <text:list-item>
                      <text:p text:style-name="P1">l'utilisateur peut cliquer sur les liens / valider les formulaires</text:p>
                    </text:list-item>
                    <text:list-item>
                      <text:p text:style-name="P1">le client envoie alors au serveur une nouvelle requête etc</text:p>
                    </text:list-item>
                  </text:list>
                </text:list-item>
                <text:list-item>
                  <text:p text:style-name="P1">client et serveur HTTP</text:p>
                  <text:list>
                    <text:list-item>
                      <text:p text:style-name="P1">client</text:p>
                      <text:list>
                        <text:list-item>
                          <text:p text:style-name="P1">autres noms</text:p>
                          <text:list>
                            <text:list-item>
                              <text:p text:style-name="P1">client léger</text:p>
                            </text:list-item>
                            <text:list-item>
                              <text:p text:style-name="P1">navigateur web</text:p>
                            </text:list-item>
                          </text:list>
                        </text:list-item>
                        <text:list-item>
                          <text:p text:style-name="P1">les plus célèbres</text:p>
                          <text:list>
                            <text:list-item>
                              <text:p text:style-name="P1">google chrome</text:p>
                            </text:list-item>
                            <text:list-item>
                              <text:p text:style-name="P1">firefox</text:p>
                            </text:list-item>
                            <text:list-item>
                              <text:p text:style-name="P1">IE</text:p>
                            </text:list-item>
                            <text:list-item>
                              <text:p text:style-name="P1">safari</text:p>
                            </text:list-item>
                            <text:list-item>
                              <text:p text:style-name="P1"><text:soft-page-break/>oper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erveur</text:p>
                      <text:list>
                        <text:list-item>
                          <text:p text:style-name="P1">exemples : apache, IIS</text:p>
                        </text:list-item>
                      </text:list>
                    </text:list-item>
                  </text:list>
                </text:list-item>
                <text:list-item>
                  <text:p text:style-name="P1">URL</text:p>
                  <text:list>
                    <text:list-item>
                      <text:p text:style-name="P1">Uniform Ressource Locator</text:p>
                    </text:list-item>
                    <text:list-item>
                      <text:p text:style-name="P1">chaine de caractères ASCII</text:p>
                    </text:list-item>
                    <text:list-item>
                      <text:p text:style-name="P1">adresse les ressources du web</text:p>
                      <text:list>
                        <text:list-item>
                          <text:p text:style-name="P1">documents HTML</text:p>
                        </text:list-item>
                        <text:list-item>
                          <text:p text:style-name="P1">images</text:p>
                        </text:list-item>
                        <text:list-item>
                          <text:p text:style-name="P1">sons</text:p>
                        </text:list-item>
                      </text:list>
                    </text:list-item>
                    <text:list-item>
                      <text:p text:style-name="P1">nom famillier : adresse web (pas plutôt internet ?)</text:p>
                    </text:list-item>
                    <text:list-item>
                      <text:p text:style-name="P1">exemples : </text:p>
                      <text:list>
                        <text:list-item>
                          <text:p text:style-name="P1"><text:a xlink:type="simple" xlink:href="http://www.google.fr/" text:style-name="Internet_20_link" text:visited-style-name="Visited_20_Internet_20_Link">http://www.google.fr</text:a></text:p>
                        </text:list-item>
                        <text:list-item>
                          <text:p text:style-name="P1"><text:a xlink:type="simple" xlink:href="mailto:machin@truc.fr" text:style-name="Internet_20_link" text:visited-style-name="Visited_20_Internet_20_Link">mailto:machin@truc.fr</text:a></text:p>
                        </text:list-item>
                        <text:list-item>
                          <text:p text:style-name="P1"><text:a xlink:type="simple" xlink:href="http://www.lirmm.fr/~meynard/.../rubrique.php3?attribut=valeur&amp;attribut" text:style-name="Internet_20_link" text:visited-style-name="Visited_20_Internet_20_Link">http://www.lirmm.fr/~meynard/.../rubrique.php3?attribut=valeur&amp;attribut</text:a>=...</text:p>
                        </text:list-item>
                      </text:list>
                    </text:list-item>
                    <text:list-item>
                      <text:p text:style-name="P1">peut contenir :</text:p>
                      <text:list>
                        <text:list-item>
                          <text:p text:style-name="P1">le protocole</text:p>
                        </text:list-item>
                        <text:list-item>
                          <text:p text:style-name="P1">://</text:p>
                        </text:list-item>
                        <text:list-item>
                          <text:p text:style-name="P1">le nom de domaine : ensemble de sous domaines</text:p>
                          <text:list>
                            <text:list-item>
                              <text:p text:style-name="P1">du plus précis (www)</text:p>
                            </text:list-item>
                            <text:list-item>
                              <text:p text:style-name="P1">au plus large (fr)</text:p>
                            </text:list-item>
                            <text:list-item>
                              <text:p text:style-name="P1">chaque sous domaines séparés par des points</text:p>
                            </text:list-item>
                          </text:list>
                        </text:list-item>
                        <text:list-item>
                          <text:p text:style-name="P1">éventuellement l'utilisateur précédé d'un tilde</text:p>
                        </text:list-item>
                        <text:list-item>
                          <text:p text:style-name="P1">le chemin de la page à afficher (avec des slash)</text:p>
                        </text:list-item>
                        <text:list-item>
                          <text:p text:style-name="P1">? si GET</text:p>
                        </text:list-item>
                        <text:list-item>
                          <text:p text:style-name="P1">liste d'attributs et de valeurs séparés par &amp;</text:p>
                        </text:list-item>
                      </text:list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  <text:list-item>
          <text:p text:style-name="P1">HTML</text:p>
          <text:list>
            <text:list-item>
              <text:p text:style-name="P1"/>
            </text:list-item>
          </text:list>
        </text:list-item>
        <text:list-item>
          <text:p text:style-name="P1">CSS</text:p>
          <text:list>
            <text:list-item>
              <text:p text:style-name="P1"/>
            </text:list-item>
          </text:list>
        </text:list-item>
        <text:list-item>
          <text:p text:style-name="P1">PHP</text:p>
          <text:list>
            <text:list-item>
              <text:p text:style-name="P1"/>
            </text:list-item>
          </text:list>
        </text:list-item>
        <text:list-item>
          <text:p text:style-name="P1">architecture</text:p>
          <text:list>
            <text:list-item>
              <text:p text:style-name="P1"/>
            </text:list-item>
          </text:list>
        </text:list-item>
        <text:list-item>
          <text:p text:style-name="P1">propel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2T14:25:32</meta:creation-date>
    <dc:date>2015-02-12T16:39:30</dc:date>
    <dc:creator>yjfjyf jjku</dc:creator>
    <meta:editing-duration>PT1H8M44S</meta:editing-duration>
    <meta:editing-cycles>63</meta:editing-cycles>
    <meta:generator>OpenOffice/4.1.1$Unix OpenOffice.org_project/411m6$Build-9775</meta:generator>
    <meta:document-statistic meta:table-count="0" meta:image-count="0" meta:object-count="0" meta:page-count="2" meta:paragraph-count="80" meta:word-count="354" meta:character-count="1882"/>
  </office:meta>
</office:document-meta>
</file>